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TypeSetImpl.get(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TypeSetImpl.supportsPortletMode( javax . portlet . PortletMode portle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SetImpl.postLoad( Object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ntType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